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e88ed" officeooo:paragraph-rsid="003e88ed"/>
    </style:style>
    <style:style style:name="P2" style:family="paragraph" style:parent-style-name="Heading_20_1" style:master-page-name="Right_20_Page">
      <style:paragraph-properties style:page-number="auto"/>
      <style:text-properties officeooo:rsid="003e88ed" officeooo:paragraph-rsid="003e88ed"/>
    </style:style>
    <style:style style:name="P3" style:family="paragraph" style:parent-style-name="Heading_20_2">
      <style:text-properties officeooo:paragraph-rsid="003dcb7e"/>
    </style:style>
    <style:style style:name="P4" style:family="paragraph" style:parent-style-name="Heading_20_3">
      <style:text-properties officeooo:rsid="003e88ed" officeooo:paragraph-rsid="003e88ed"/>
    </style:style>
    <style:style style:name="T1" style:family="text">
      <style:text-properties officeooo:rsid="003e88ed"/>
    </style:style>
    <style:style style:name="T2" style:family="text">
      <style:text-properties officeooo:rsid="003fe2b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Take Me Out To The Ball Game</text:h>
      <text:p text:style-name="P3">(<text:span text:style-name="T1">Traditional</text:span>)</text:p>
      <text:p text:style-name="P4">[VERSE 1]</text:p>
      <text:p text:style-name="Text_20_body">C <text:s text:c="17"/>G<text:span text:style-name="T1">7</text:span> <text:s text:c="2"/></text:p>
      <text:p text:style-name="P1">Take me out to the ball game. <text:s text:c="12"/></text:p>
      <text:p text:style-name="P1">C <text:s text:c="19"/>G7 <text:s text:c="8"/></text:p>
      <text:p text:style-name="P1">Take me out with the crowd. <text:s text:c="4"/></text:p>
      <text:p text:style-name="P1">A7 <text:s text:c="21"/>Dm <text:s text:c="4"/></text:p>
      <text:p text:style-name="P1">Buy me some peanuts and Cracker Jacks. <text:s text:c="4"/></text:p>
      <text:p text:style-name="P1">D7 <text:s text:c="15"/>G7 <text:s text:c="3"/></text:p>
      <text:p text:style-name="P1">I don’t care if I never get back, so let’s</text:p>
      <text:p text:style-name="P1">C <text:s text:c="23"/>G7 <text:s text:c="4"/></text:p>
      <text:p text:style-name="P1">root, root, root for the home team. If <text:s text:c="3"/></text:p>
      <text:p text:style-name="P1">C <text:s text:c="9"/><text:span text:style-name="T2">G7</text:span> <text:s text:c="9"/><text:span text:style-name="T2">F</text:span> <text:s text:c="6"/></text:p>
      <text:p text:style-name="P1">they don’t win, it’s a shame. For it’s <text:s text:c="3"/></text:p>
      <text:p text:style-name="P1">F <text:s text:c="3"/><text:span text:style-name="T2">Adim</text:span> C <text:s text:c="20"/>A7 </text:p>
      <text:p text:style-name="P1">one, two, three strikes, you’re out at the</text:p>
      <text:p text:style-name="P1">D7 <text:s/>G7 <text:s text:c="2"/>C <text:s text:c="3"/></text:p>
      <text:p text:style-name="P1">old ball ga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9M35S</meta:editing-duration>
    <meta:editing-cycles>49</meta:editing-cycles>
    <meta:generator>LibreOffice/5.2.7.2$Linux_X86_64 LibreOffice_project/20m0$Build-2</meta:generator>
    <dc:title>Lyrics + Chords</dc:title>
    <dc:date>2017-10-14T08:05:19.155533469</dc:date>
    <meta:print-date>2017-04-03T12:23:29.985893000</meta:print-date>
    <meta:document-statistic meta:table-count="0" meta:image-count="0" meta:object-count="0" meta:page-count="1" meta:paragraph-count="19" meta:word-count="87" meta:character-count="572" meta:non-whitespace-character-count="29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